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666210" style:family="table" style:master-page-name="ta-mp-0x1666210">
      <style:table-properties table:display="true" style:writing-mode="lr-tb"/>
    </style:style>
    <style:style style:name="ta-0x1666400" style:family="table" style:master-page-name="ta-mp-0x1666400">
      <style:table-properties table:display="true" style:writing-mode="lr-tb"/>
    </style:style>
    <style:style style:name="ta-0x16665f0" style:family="table" style:master-page-name="ta-mp-0x1666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8029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802a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8028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802b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4.24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>
      <style:table-column-properties style:column-width="140.46pt" style:use-optimal-column-width="true"/>
    </style:style>
    <style:style style:name="ACOL-4" style:family="table-column">
      <style:table-column-properties style:column-width="86.46pt" style:use-optimal-column-width="true"/>
    </style:style>
    <style:style style:name="ACOL-5" style:family="table-column">
      <style:table-column-properties style:column-width="91.84pt" style:use-optimal-column-width="true"/>
    </style:style>
    <style:style style:name="ACOL-6" style:family="table-column"/>
    <style:style style:name="AROW-1" style:family="table-row">
      <style:table-row-properties style:row-height="12.64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2.8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66621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7"/>
        <table:table-column table:style-name="ACOL-3"/>
        <table:table-column table:style-name="ACOL-4"/>
        <table:table-column table:style-name="ACOL-5"/>
        <table:table-column table:style-name="ACOL-0" table:number-columns-repeated="245"/>
        <table:table-row table:style-name="AROW-1">
          <table:table-cell table:style-name="ACE-0x1802a48" office:value-type="string" office:string-value="LightQuad weight design">
            <text:p>LightQuad weight design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1802a48" office:value-type="string" office:string-value="Component">
            <text:p>Component</text:p>
          </table:table-cell>
          <table:table-cell table:style-name="ACE-0x1802a48" office:value-type="string" office:string-value="weight">
            <text:p>weight</text:p>
          </table:table-cell>
          <table:table-cell table:style-name="ACE-0x1802a48" office:value-type="string" office:string-value="capacity">
            <text:p>capacity</text:p>
          </table:table-cell>
          <table:table-cell table:style-name="Gnumeric-default" office:value-type="string" office:string-value="voltage">
            <text:p>voltage</text:p>
          </table:table-cell>
          <table:table-cell table:style-name="Gnumeric-default" office:value-type="string" office:string-value="total weight">
            <text:p>total weight</text:p>
          </table:table-cell>
          <table:table-cell table:style-name="Gnumeric-default" office:value-type="string" office:string-value="total weight+4 radar">
            <text:p>total weight+4 radar</text:p>
          </table:table-cell>
          <table:table-cell table:style-name="Gnumeric-default"/>
          <table:table-cell table:style-name="Gnumeric-default" office:value-type="string" office:string-value="Energy">
            <text:p>Energy</text:p>
          </table:table-cell>
          <table:table-cell table:style-name="Gnumeric-default" office:value-type="string" office:string-value="energy density (Wh/kg)">
            <text:p>energy density (Wh/kg)</text:p>
          </table:table-cell>
          <table:table-cell table:style-name="Gnumeric-default" office:value-type="string" office:string-value="Power to hover">
            <text:p>Power to hover</text:p>
          </table:table-cell>
          <table:table-cell table:style-name="Gnumeric-default" office:value-type="string" office:string-value="Flight time (min):">
            <text:p>Flight time (min):</text:p>
          </table:table-cell>
          <table:table-cell table:number-columns-repeated="245" table:style-name="Gnumeric-default"/>
        </table:table-row>
        <table:table-row table:style-name="AROW-2">
          <table:table-cell table:style-name="Gnumeric-default" office:value-type="string" office:string-value="complete airframe">
            <text:p>complete airframe</text:p>
          </table:table-cell>
          <table:table-cell table:style-name="Gnumeric-default" office:value-type="float" office:value="300">
            <text:p>300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 office:string-value="Dual radar">
            <text:p>Dual radar</text:p>
          </table:table-cell>
          <table:table-cell table:style-name="Gnumeric-default" office:value-type="float" office:value="16">
            <text:p>1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/>
          <table:table-cell table:style-name="Gnumeric-default" office:value-type="string" office:string-value="no radar">
            <text:p>no radar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 office:string-value="battery 1300mah">
            <text:p>battery 1300mah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11">
            <text:p>11</text:p>
          </table:table-cell>
          <table:table-cell table:style-name="Gnumeric-default" table:formula="of:=[.B8]+[.$B$5]" office:value-type="float" office:value="400">
            <text:p>400</text:p>
          </table:table-cell>
          <table:table-cell table:style-name="Gnumeric-default" table:formula="of:=[.E8]+[.$B$6]*4" office:value-type="float" office:value="464">
            <text:p>464</text:p>
          </table:table-cell>
          <table:table-cell table:style-name="Gnumeric-default"/>
          <table:table-cell table:style-name="Gnumeric-default" table:formula="of:=[.D8]*[.C8]" office:value-type="float" office:value="14.3">
            <text:p>14.3</text:p>
          </table:table-cell>
          <table:table-cell table:style-name="Gnumeric-default" table:formula="of:=[.H8]/[.E8]*1000" office:value-type="float" office:value="35.75">
            <text:p>35.75</text:p>
          </table:table-cell>
          <table:table-cell table:style-name="Gnumeric-default" table:formula="of:=[.E8]/[.$B$25]" office:value-type="float" office:value="72.7272727272727">
            <text:p>72.72727272727</text:p>
          </table:table-cell>
          <table:table-cell table:style-name="Gnumeric-default" table:formula="of:=[.H8]/[.J8]*60" office:value-type="float" office:value="11.7975">
            <text:p>11.7975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 office:value-type="string" office:string-value="battery 2100mah">
            <text:p>battery 2100mah</text:p>
          </table:table-cell>
          <table:table-cell table:style-name="Gnumeric-default" office:value-type="float" office:value="155">
            <text:p>155</text:p>
          </table:table-cell>
          <table:table-cell table:style-name="Gnumeric-default" office:value-type="float" office:value="2.1">
            <text:p>2.1</text:p>
          </table:table-cell>
          <table:table-cell table:style-name="Gnumeric-default" office:value-type="float" office:value="11">
            <text:p>11</text:p>
          </table:table-cell>
          <table:table-cell table:style-name="Gnumeric-default" table:formula="of:=[.B9]+[.$B$5]" office:value-type="float" office:value="455">
            <text:p>455</text:p>
          </table:table-cell>
          <table:table-cell table:style-name="Gnumeric-default" table:formula="of:=[.E9]+[.$B$6]*4" office:value-type="float" office:value="519">
            <text:p>519</text:p>
          </table:table-cell>
          <table:table-cell table:style-name="Gnumeric-default"/>
          <table:table-cell table:style-name="Gnumeric-default" table:formula="of:=[.D9]*[.C9]" office:value-type="float" office:value="23.1">
            <text:p>23.1</text:p>
          </table:table-cell>
          <table:table-cell table:style-name="Gnumeric-default" table:formula="of:=[.H9]/[.E9]*1000" office:value-type="float" office:value="50.7692307692308">
            <text:p>50.7692307692308</text:p>
          </table:table-cell>
          <table:table-cell table:style-name="Gnumeric-default" table:formula="of:=[.E9]/[.$B$25]" office:value-type="float" office:value="82.7272727272727">
            <text:p>82.72727272727</text:p>
          </table:table-cell>
          <table:table-cell table:style-name="Gnumeric-default" table:formula="of:=[.H9]/[.J9]*60" office:value-type="float" office:value="16.7538461538462">
            <text:p>16.753846153846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 office:value-type="string" office:string-value="Zippy 2200 2200mah">
            <text:p>Zippy 2200 2200mah</text:p>
          </table:table-cell>
          <table:table-cell table:style-name="Gnumeric-default" office:value-type="float" office:value="173">
            <text:p>173</text:p>
          </table:table-cell>
          <table:table-cell table:style-name="Gnumeric-default" office:value-type="float" office:value="2.2">
            <text:p>2.2</text:p>
          </table:table-cell>
          <table:table-cell table:style-name="Gnumeric-default" office:value-type="float" office:value="11">
            <text:p>11</text:p>
          </table:table-cell>
          <table:table-cell table:style-name="Gnumeric-default" table:formula="of:=[.B10]+[.$B$5]" office:value-type="float" office:value="473">
            <text:p>473</text:p>
          </table:table-cell>
          <table:table-cell table:style-name="Gnumeric-default" table:formula="of:=[.E10]+[.$B$6]*4" office:value-type="float" office:value="537">
            <text:p>537</text:p>
          </table:table-cell>
          <table:table-cell table:style-name="Gnumeric-default"/>
          <table:table-cell table:style-name="Gnumeric-default" table:formula="of:=[.D10]*[.C10]" office:value-type="float" office:value="24.2">
            <text:p>24.2</text:p>
          </table:table-cell>
          <table:table-cell table:style-name="Gnumeric-default" table:formula="of:=[.H10]/[.E10]*1000" office:value-type="float" office:value="51.1627906976744">
            <text:p>51.1627906976744</text:p>
          </table:table-cell>
          <table:table-cell table:style-name="Gnumeric-default" table:formula="of:=[.E10]/[.$B$25]" office:value-type="float" office:value="86">
            <text:p>86</text:p>
          </table:table-cell>
          <table:table-cell table:style-name="Gnumeric-default" table:formula="of:=[.H10]/[.J10]*60" office:value-type="float" office:value="16.8837209302326">
            <text:p>16.883720930233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 office:value-type="string" office:string-value="battery 3000mah">
            <text:p>battery 3000mah</text:p>
          </table:table-cell>
          <table:table-cell table:style-name="Gnumeric-default" office:value-type="float" office:value="231">
            <text:p>23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1">
            <text:p>11</text:p>
          </table:table-cell>
          <table:table-cell table:style-name="Gnumeric-default" table:formula="of:=[.B11]+[.$B$5]" office:value-type="float" office:value="531">
            <text:p>531</text:p>
          </table:table-cell>
          <table:table-cell table:style-name="Gnumeric-default" table:formula="of:=[.E11]+[.$B$6]*4" office:value-type="float" office:value="595">
            <text:p>595</text:p>
          </table:table-cell>
          <table:table-cell table:style-name="Gnumeric-default"/>
          <table:table-cell table:style-name="Gnumeric-default" table:formula="of:=[.D11]*[.C11]" office:value-type="float" office:value="33">
            <text:p>33</text:p>
          </table:table-cell>
          <table:table-cell table:style-name="Gnumeric-default" table:formula="of:=[.H11]/[.E11]*1000" office:value-type="float" office:value="62.1468926553672">
            <text:p>62.1468926553672</text:p>
          </table:table-cell>
          <table:table-cell table:style-name="Gnumeric-default" table:formula="of:=[.E11]/[.$B$25]" office:value-type="float" office:value="96.5454545454545">
            <text:p>96.54545454545</text:p>
          </table:table-cell>
          <table:table-cell table:style-name="Gnumeric-default" table:formula="of:=[.H11]/[.J11]*60" office:value-type="float" office:value="20.5084745762712">
            <text:p>20.508474576271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/>
          <table:table-cell table:style-name="Gnumeric-default" office:value-type="string" office:string-value="with radar">
            <text:p>with radar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 office:string-value="battery 1300mah">
            <text:p>battery 1300mah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11">
            <text:p>11</text:p>
          </table:table-cell>
          <table:table-cell table:style-name="Gnumeric-default" table:formula="of:=[.B13]+[.$B$5]+4*[.$B$6]" office:value-type="float" office:value="464">
            <text:p>464</text:p>
          </table:table-cell>
          <table:table-cell table:number-columns-repeated="2" table:style-name="Gnumeric-default"/>
          <table:table-cell table:style-name="Gnumeric-default" table:formula="of:=[.D13]*[.C13]" office:value-type="float" office:value="14.3">
            <text:p>14.3</text:p>
          </table:table-cell>
          <table:table-cell table:style-name="Gnumeric-default" table:formula="of:=[.H13]/[.E13]*1000" office:value-type="float" office:value="30.8189655172414">
            <text:p>30.8189655172414</text:p>
          </table:table-cell>
          <table:table-cell table:style-name="Gnumeric-default" table:formula="of:=[.E13]/[.$B$25]" office:value-type="float" office:value="84.3636363636364">
            <text:p>84.36363636364</text:p>
          </table:table-cell>
          <table:table-cell table:style-name="Gnumeric-default" table:formula="of:=[.H13]/[.J13]*60" office:value-type="float" office:value="10.1702586206897">
            <text:p>10.17025862069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 office:value-type="string" office:string-value="battery 2100mah">
            <text:p>battery 2100mah</text:p>
          </table:table-cell>
          <table:table-cell table:style-name="Gnumeric-default" office:value-type="float" office:value="155">
            <text:p>155</text:p>
          </table:table-cell>
          <table:table-cell table:style-name="Gnumeric-default" office:value-type="float" office:value="2.1">
            <text:p>2.1</text:p>
          </table:table-cell>
          <table:table-cell table:style-name="Gnumeric-default" office:value-type="float" office:value="11">
            <text:p>11</text:p>
          </table:table-cell>
          <table:table-cell table:style-name="Gnumeric-default" table:formula="of:=[.B14]+[.$B$5]+4*[.$B$6]" office:value-type="float" office:value="519">
            <text:p>519</text:p>
          </table:table-cell>
          <table:table-cell table:number-columns-repeated="2" table:style-name="Gnumeric-default"/>
          <table:table-cell table:style-name="Gnumeric-default" table:formula="of:=[.D14]*[.C14]" office:value-type="float" office:value="23.1">
            <text:p>23.1</text:p>
          </table:table-cell>
          <table:table-cell table:style-name="Gnumeric-default" table:formula="of:=[.H14]/[.E14]*1000" office:value-type="float" office:value="44.5086705202312">
            <text:p>44.5086705202312</text:p>
          </table:table-cell>
          <table:table-cell table:style-name="Gnumeric-default" table:formula="of:=[.E14]/[.$B$25]" office:value-type="float" office:value="94.3636363636364">
            <text:p>94.36363636364</text:p>
          </table:table-cell>
          <table:table-cell table:style-name="Gnumeric-default" table:formula="of:=[.H14]/[.J14]*60" office:value-type="float" office:value="14.6878612716763">
            <text:p>14.687861271676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 office:value-type="string" office:string-value="Zippy 2200 2200mah">
            <text:p>Zippy 2200 2200mah</text:p>
          </table:table-cell>
          <table:table-cell table:style-name="Gnumeric-default" office:value-type="float" office:value="173">
            <text:p>173</text:p>
          </table:table-cell>
          <table:table-cell table:style-name="Gnumeric-default" office:value-type="float" office:value="2.2">
            <text:p>2.2</text:p>
          </table:table-cell>
          <table:table-cell table:style-name="Gnumeric-default" office:value-type="float" office:value="11">
            <text:p>11</text:p>
          </table:table-cell>
          <table:table-cell table:style-name="Gnumeric-default" table:formula="of:=[.B15]+[.$B$5]+4*[.$B$6]" office:value-type="float" office:value="537">
            <text:p>537</text:p>
          </table:table-cell>
          <table:table-cell table:number-columns-repeated="2" table:style-name="Gnumeric-default"/>
          <table:table-cell table:style-name="Gnumeric-default" table:formula="of:=[.D15]*[.C15]" office:value-type="float" office:value="24.2">
            <text:p>24.2</text:p>
          </table:table-cell>
          <table:table-cell table:style-name="Gnumeric-default" table:formula="of:=[.H15]/[.E15]*1000" office:value-type="float" office:value="45.0651769087523">
            <text:p>45.0651769087523</text:p>
          </table:table-cell>
          <table:table-cell table:style-name="Gnumeric-default" table:formula="of:=[.E15]/[.$B$25]" office:value-type="float" office:value="97.6363636363636">
            <text:p>97.63636363636</text:p>
          </table:table-cell>
          <table:table-cell table:style-name="Gnumeric-default" table:formula="of:=[.H15]/[.J15]*60" office:value-type="float" office:value="14.8715083798883">
            <text:p>14.871508379888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 office:value-type="string" office:string-value="battery 3000mah">
            <text:p>battery 3000mah</text:p>
          </table:table-cell>
          <table:table-cell table:style-name="Gnumeric-default" office:value-type="float" office:value="231">
            <text:p>23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1">
            <text:p>11</text:p>
          </table:table-cell>
          <table:table-cell table:style-name="Gnumeric-default" table:formula="of:=[.B16]+[.$B$5]+4*[.$B$6]" office:value-type="float" office:value="595">
            <text:p>595</text:p>
          </table:table-cell>
          <table:table-cell table:number-columns-repeated="2" table:style-name="Gnumeric-default"/>
          <table:table-cell table:style-name="Gnumeric-default" table:formula="of:=[.D16]*[.C16]" office:value-type="float" office:value="33">
            <text:p>33</text:p>
          </table:table-cell>
          <table:table-cell table:style-name="Gnumeric-default" table:formula="of:=[.H16]/[.E16]*1000" office:value-type="float" office:value="55.4621848739496">
            <text:p>55.4621848739496</text:p>
          </table:table-cell>
          <table:table-cell table:style-name="Gnumeric-default" table:formula="of:=[.E16]/[.$B$25]" office:value-type="float" office:value="108.181818181818">
            <text:p>108.1818181818</text:p>
          </table:table-cell>
          <table:table-cell table:style-name="Gnumeric-default" table:formula="of:=[.H16]/[.J16]*60" office:value-type="float" office:value="18.3025210084034">
            <text:p>18.302521008403</text:p>
          </table:table-cell>
          <table:table-cell table:number-columns-repeated="245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2">
          <table:table-cell table:style-name="Gnumeric-default" office:value-type="string" office:string-value="Thrust Efficiency (g/W)">
            <text:p>Thrust Efficiency (g/W)</text:p>
          </table:table-cell>
          <table:table-cell table:style-name="Gnumeric-default" office:value-type="float" office:value="5.5">
            <text:p>5.5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23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104447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1666400" table:print="true">
        <office:forms form:automatic-focus="false" form:apply-design-mode="false">
          <form:form/>
        </office:forms>
        <table:table-column table:default-cell-style-name="ACE-0x1802808" table:style-name="ACOL-2"/>
        <table:table-column table:default-cell-style-name="ACE-0x1802808" table:style-name="ACOL-0" table:number-columns-repeated="255"/>
        <table:table-row table:style-name="AROW-4">
          <table:table-cell table:number-columns-repeated="256" table:style-name="ACE-0x1802808"/>
        </table:table-row>
        <table:table-row table:style-name="AROW-0">
          <table:table-cell table:number-columns-repeated="256" table:style-name="ACE-0x1802808"/>
        </table:table-row>
        <table:table-row table:style-name="AROW-0" table:number-rows-repeated="65534">
          <table:table-cell table:number-columns-repeated="256" table:style-name="ACE-0x180280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6665f0" table:print="true">
        <office:forms form:automatic-focus="false" form:apply-design-mode="false">
          <form:form/>
        </office:forms>
        <table:table-column table:default-cell-style-name="ACE-0x1802b68" table:style-name="ACOL-2"/>
        <table:table-column table:default-cell-style-name="ACE-0x1802b68" table:style-name="ACOL-0" table:number-columns-repeated="255"/>
        <table:table-row table:style-name="AROW-4">
          <table:table-cell table:number-columns-repeated="256" table:style-name="ACE-0x1802b68"/>
        </table:table-row>
        <table:table-row table:style-name="AROW-0">
          <table:table-cell table:number-columns-repeated="256" table:style-name="ACE-0x1802b68"/>
        </table:table-row>
        <table:table-row table:style-name="AROW-0" table:number-rows-repeated="65534">
          <table:table-cell table:number-columns-repeated="256" table:style-name="ACE-0x1802b6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1808e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18a12d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180b6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1666210" style:display-name="Sheet1" style:page-layout-name="pl-0x1808e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1666400" style:display-name="Sheet2" style:page-layout-name="pl-0x18a12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16665f0" style:display-name="Sheet3" style:page-layout-name="pl-0x180b6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felix </dc:creator>
    <dc:date>2014-02-24T17:39:09Z</dc:date>
    <meta:creation-date>2013-01-10T16:01:54Z</meta:creation-date>
    <meta:editing-cycles>2</meta:editing-cycles>
    <meta:editing-duration>PT1H8M44S</meta:editing-duration>
    <meta:generator>gnumeric/1.10.17</meta:generator>
    <meta:initial-creator>felix </meta:initial-creator>
  </office:meta>
</office:document-meta>
</file>